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49cm" table:align="left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2.528cm"/>
    </style:style>
    <style:style style:name="Table1.C" style:family="table-column">
      <style:table-column-properties style:column-width="2.104cm"/>
    </style:style>
    <style:style style:name="Table1.D" style:family="table-column">
      <style:table-column-properties style:column-width="2.595cm"/>
    </style:style>
    <style:style style:name="Table1.A1" style:family="table-cell">
      <style:table-cell-properties style:vertical-align="middle" fo:padding="0.049cm" fo:border="none"/>
    </style:style>
    <style:style style:name="Table5" style:family="table">
      <style:table-properties style:width="13.947cm" table:align="left"/>
    </style:style>
    <style:style style:name="Table5.A" style:family="table-column">
      <style:table-column-properties style:column-width="2.223cm"/>
    </style:style>
    <style:style style:name="Table5.B" style:family="table-column">
      <style:table-column-properties style:column-width="2.528cm"/>
    </style:style>
    <style:style style:name="Table5.C" style:family="table-column">
      <style:table-column-properties style:column-width="3.905cm"/>
    </style:style>
    <style:style style:name="Table5.D" style:family="table-column">
      <style:table-column-properties style:column-width="5.29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23feb2"/>
    </style:style>
    <style:style style:name="P3" style:family="paragraph" style:parent-style-name="Standard">
      <style:paragraph-properties style:writing-mode="lr-tb"/>
      <style:text-properties officeooo:paragraph-rsid="0023feb2"/>
    </style:style>
    <style:style style:name="P4" style:family="paragraph" style:parent-style-name="Standard">
      <style:text-properties officeooo:paragraph-rsid="00409bdd"/>
    </style:style>
    <style:style style:name="P5" style:family="paragraph" style:parent-style-name="Standard">
      <style:paragraph-properties style:writing-mode="lr-tb"/>
      <style:text-properties officeooo:paragraph-rsid="00409bdd"/>
    </style:style>
    <style:style style:name="P6" style:family="paragraph" style:parent-style-name="Standard">
      <style:text-properties officeooo:rsid="00409bdd" officeooo:paragraph-rsid="00409bdd"/>
    </style:style>
    <style:style style:name="P7" style:family="paragraph" style:parent-style-name="Standard">
      <style:paragraph-properties fo:text-align="center" style:justify-single-word="false"/>
      <style:text-properties officeooo:paragraph-rsid="0041b070"/>
    </style:style>
    <style:style style:name="P8" style:family="paragraph" style:parent-style-name="Standard">
      <style:paragraph-properties style:writing-mode="lr-tb"/>
      <style:text-properties officeooo:paragraph-rsid="004120fc"/>
    </style:style>
    <style:style style:name="P9" style:family="paragraph" style:parent-style-name="Standard">
      <style:text-properties officeooo:paragraph-rsid="004120fc"/>
    </style:style>
    <style:style style:name="P10" style:family="paragraph" style:parent-style-name="Standard">
      <style:text-properties officeooo:paragraph-rsid="0041b070"/>
    </style:style>
    <style:style style:name="P11" style:family="paragraph" style:parent-style-name="Standard">
      <style:text-properties officeooo:paragraph-rsid="0045dd88"/>
    </style:style>
    <style:style style:name="P12" style:family="paragraph" style:parent-style-name="Standard">
      <style:paragraph-properties style:writing-mode="lr-tb"/>
      <style:text-properties officeooo:paragraph-rsid="0045dd88"/>
    </style:style>
    <style:style style:name="P13" style:family="paragraph" style:parent-style-name="Standard">
      <style:text-properties officeooo:paragraph-rsid="0047a145"/>
    </style:style>
    <style:style style:name="P14" style:family="paragraph" style:parent-style-name="Standard">
      <style:text-properties officeooo:paragraph-rsid="004828f3"/>
    </style:style>
    <style:style style:name="P15" style:family="paragraph" style:parent-style-name="Standard">
      <style:text-properties officeooo:paragraph-rsid="0048a864"/>
    </style:style>
    <style:style style:name="P16" style:family="paragraph" style:parent-style-name="Standard">
      <style:text-properties officeooo:paragraph-rsid="0048b4ea"/>
    </style:style>
    <style:style style:name="P17" style:family="paragraph" style:parent-style-name="Standard">
      <style:paragraph-properties style:writing-mode="lr-tb"/>
      <style:text-properties officeooo:paragraph-rsid="0048b4ea"/>
    </style:style>
    <style:style style:name="P18" style:family="paragraph" style:parent-style-name="Standard">
      <style:text-properties officeooo:paragraph-rsid="004a1e53"/>
    </style:style>
    <style:style style:name="P19" style:family="paragraph" style:parent-style-name="Standard">
      <style:text-properties officeooo:rsid="004a308c" officeooo:paragraph-rsid="004a308c"/>
    </style:style>
    <style:style style:name="P20" style:family="paragraph" style:parent-style-name="Standard">
      <style:text-properties officeooo:rsid="004a8b97" officeooo:paragraph-rsid="004a8b97"/>
    </style:style>
    <style:style style:name="P21" style:family="paragraph" style:parent-style-name="Standard">
      <style:paragraph-properties style:writing-mode="lr-tb"/>
      <style:text-properties officeooo:rsid="004a8b97" officeooo:paragraph-rsid="004a8b97"/>
    </style:style>
    <style:style style:name="P22" style:family="paragraph" style:parent-style-name="Standard">
      <style:text-properties officeooo:rsid="004c6de3" officeooo:paragraph-rsid="004c6de3"/>
    </style:style>
    <style:style style:name="P23" style:family="paragraph" style:parent-style-name="Standard">
      <style:text-properties officeooo:rsid="004ca0f9" officeooo:paragraph-rsid="004ca0f9"/>
    </style:style>
    <style:style style:name="P24" style:family="paragraph" style:parent-style-name="Standard">
      <style:paragraph-properties style:writing-mode="lr-tb"/>
      <style:text-properties officeooo:rsid="004ca0f9" officeooo:paragraph-rsid="004ca0f9"/>
    </style:style>
    <style:style style:name="P25" style:family="paragraph" style:parent-style-name="Standard">
      <style:text-properties officeooo:paragraph-rsid="004ca0f9"/>
    </style:style>
    <style:style style:name="P26" style:family="paragraph" style:parent-style-name="Standard">
      <style:text-properties officeooo:rsid="003f061c" officeooo:paragraph-rsid="003f061c"/>
    </style:style>
    <style:style style:name="P27" style:family="paragraph" style:parent-style-name="Standard">
      <style:text-properties officeooo:rsid="004d9c9b" officeooo:paragraph-rsid="004d9c9b"/>
    </style:style>
    <style:style style:name="P28" style:family="paragraph" style:parent-style-name="Standard">
      <style:text-properties officeooo:paragraph-rsid="004e01b4"/>
    </style:style>
    <style:style style:name="P29" style:family="paragraph" style:parent-style-name="Standard">
      <style:text-properties officeooo:paragraph-rsid="0055668a"/>
    </style:style>
    <style:style style:name="P30" style:family="paragraph" style:parent-style-name="Standard">
      <style:text-properties officeooo:paragraph-rsid="005c9347"/>
    </style:style>
    <style:style style:name="P31" style:family="paragraph" style:parent-style-name="Table_20_Contents">
      <style:text-properties officeooo:rsid="003d9d0a" officeooo:paragraph-rsid="0041b070"/>
    </style:style>
    <style:style style:name="P32" style:family="paragraph" style:parent-style-name="Table_20_Contents">
      <style:text-properties officeooo:paragraph-rsid="0041b070" style:language-complex="sa" style:country-complex="IN"/>
    </style:style>
    <style:style style:name="P33" style:family="paragraph" style:parent-style-name="Table_20_Contents">
      <style:paragraph-properties style:writing-mode="lr-tb"/>
      <style:text-properties officeooo:paragraph-rsid="0041b070" style:language-complex="sa" style:country-complex="IN"/>
    </style:style>
    <style:style style:name="P34" style:family="paragraph" style:parent-style-name="Table_20_Contents">
      <style:text-properties officeooo:paragraph-rsid="005c9347" style:language-complex="sa" style:country-complex="IN"/>
    </style:style>
    <style:style style:name="P35" style:family="paragraph" style:parent-style-name="Table_20_Contents">
      <style:paragraph-properties style:writing-mode="lr-tb"/>
      <style:text-properties officeooo:paragraph-rsid="005c9347" style:language-complex="sa" style:country-complex="IN"/>
    </style:style>
    <style:style style:name="P36" style:family="paragraph" style:parent-style-name="Table_20_Contents">
      <style:text-properties officeooo:paragraph-rsid="0041b070"/>
    </style:style>
    <style:style style:name="P37" style:family="paragraph" style:parent-style-name="Table_20_Contents">
      <style:text-properties officeooo:paragraph-rsid="004f64d0" fo:background-color="#ffff00" style:language-complex="sa" style:country-complex="IN"/>
    </style:style>
    <style:style style:name="P38" style:family="paragraph" style:parent-style-name="Table_20_Contents">
      <style:text-properties officeooo:paragraph-rsid="005c9347" fo:background-color="#ffff00" style:language-complex="sa" style:country-complex="IN"/>
    </style:style>
    <style:style style:name="P39" style:family="paragraph" style:parent-style-name="Table_20_Heading">
      <style:text-properties fo:font-weight="normal" officeooo:rsid="003d9d0a" officeooo:paragraph-rsid="0041b070" style:font-weight-asian="normal" style:font-weight-complex="normal"/>
    </style:style>
    <style:style style:name="T1" style:family="text">
      <style:text-properties officeooo:rsid="003f061c"/>
    </style:style>
    <style:style style:name="T2" style:family="text">
      <style:text-properties officeooo:rsid="00409bdd"/>
    </style:style>
    <style:style style:name="T3" style:family="text">
      <style:text-properties fo:color="#080808" loext:opacity="100%" style:font-name="JetBrains Mono" fo:font-size="10pt" fo:font-style="normal" fo:font-weight="normal" officeooo:rsid="0047a145" style:font-size-asian="10pt" style:font-style-asian="normal" style:font-weight-asian="normal"/>
    </style:style>
    <style:style style:name="T4" style:family="text">
      <style:text-properties officeooo:rsid="004120fc"/>
    </style:style>
    <style:style style:name="T5" style:family="text">
      <style:text-properties officeooo:rsid="0041ad0b"/>
    </style:style>
    <style:style style:name="T6" style:family="text">
      <style:text-properties officeooo:rsid="0041b070"/>
    </style:style>
    <style:style style:name="T7" style:family="text">
      <style:text-properties officeooo:rsid="0045dd88"/>
    </style:style>
    <style:style style:name="T8" style:family="text">
      <style:text-properties officeooo:rsid="0047a145"/>
    </style:style>
    <style:style style:name="T9" style:family="text">
      <style:text-properties officeooo:rsid="004828f3"/>
    </style:style>
    <style:style style:name="T10" style:family="text">
      <style:text-properties officeooo:rsid="0048a864"/>
    </style:style>
    <style:style style:name="T11" style:family="text">
      <style:text-properties officeooo:rsid="0048b4ea"/>
    </style:style>
    <style:style style:name="T12" style:family="text">
      <style:text-properties officeooo:rsid="004a1e53"/>
    </style:style>
    <style:style style:name="T13" style:family="text">
      <style:text-properties officeooo:rsid="004a308c"/>
    </style:style>
    <style:style style:name="T14" style:family="text">
      <style:text-properties officeooo:rsid="004a8b97"/>
    </style:style>
    <style:style style:name="T15" style:family="text">
      <style:text-properties officeooo:rsid="004c6de3"/>
    </style:style>
    <style:style style:name="T16" style:family="text">
      <style:text-properties officeooo:rsid="004ca0f9"/>
    </style:style>
    <style:style style:name="T17" style:family="text">
      <style:text-properties officeooo:rsid="004d9c9b"/>
    </style:style>
    <style:style style:name="T18" style:family="text">
      <style:text-properties officeooo:rsid="004e01b4"/>
    </style:style>
    <style:style style:name="T19" style:family="text">
      <style:text-properties officeooo:rsid="004f0010"/>
    </style:style>
    <style:style style:name="T20" style:family="text">
      <style:text-properties officeooo:rsid="004f64d0"/>
    </style:style>
    <style:style style:name="T21" style:family="text">
      <style:text-properties officeooo:rsid="00503996"/>
    </style:style>
    <style:style style:name="T22" style:family="text">
      <style:text-properties officeooo:rsid="0051f198"/>
    </style:style>
    <style:style style:name="T23" style:family="text">
      <style:text-properties officeooo:rsid="0053ef8a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41ad0b" fo:background-color="#ffff00" loext:char-shading-value="0"/>
    </style:style>
    <style:style style:name="T26" style:family="text">
      <style:text-properties officeooo:rsid="0048b4ea" fo:background-color="#ffff00" loext:char-shading-value="0"/>
    </style:style>
    <style:style style:name="T27" style:family="text">
      <style:text-properties officeooo:rsid="00575e2d" fo:background-color="#ffff00" loext:char-shading-value="0"/>
    </style:style>
    <style:style style:name="T28" style:family="text">
      <style:text-properties officeooo:rsid="005509c0"/>
    </style:style>
    <style:style style:name="T29" style:family="text">
      <style:text-properties officeooo:rsid="0055668a"/>
    </style:style>
    <style:style style:name="T30" style:family="text">
      <style:text-properties officeooo:rsid="0055da56"/>
    </style:style>
    <style:style style:name="T31" style:family="text">
      <style:text-properties officeooo:rsid="005acab0"/>
    </style:style>
    <style:style style:name="T32" style:family="text">
      <style:text-properties officeooo:rsid="005c9347"/>
    </style:style>
    <style:style style:name="T33" style:family="text">
      <style:text-properties officeooo:rsid="005cfde7"/>
    </style:style>
    <style:style style:name="T34" style:family="text">
      <style:text-properties officeooo:rsid="005ea647"/>
    </style:style>
    <style:style style:name="T35" style:family="text">
      <style:text-properties officeooo:rsid="005fd737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officeooo:rsid="0047a145"/>
    </style:style>
    <style:style style:name="T38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c9211e" loext:opacity="100%" officeooo:rsid="005ff05b"/>
    </style:style>
    <style:style style:name="T40" style:family="text">
      <style:text-properties officeooo:rsid="00609156"/>
    </style:style>
    <style:style style:name="T41" style:family="text">
      <style:text-properties officeooo:rsid="00625280"/>
    </style:style>
    <style:style style:name="T42" style:family="text">
      <style:text-properties officeooo:rsid="0062c559"/>
    </style:style>
    <style:style style:name="T43" style:family="text">
      <style:text-properties officeooo:rsid="00635986"/>
    </style:style>
    <style:style style:name="T44" style:family="text">
      <style:text-properties officeooo:rsid="0064d701"/>
    </style:style>
    <style:style style:name="T45" style:family="text">
      <style:text-properties officeooo:rsid="00663eea"/>
    </style:style>
    <style:style style:name="T46" style:family="text">
      <style:text-properties officeooo:rsid="00673dd4"/>
    </style:style>
    <style:style style:name="T47" style:family="text">
      <style:text-properties officeooo:rsid="00681ec6"/>
    </style:style>
    <style:style style:name="T48" style:family="text">
      <style:text-properties officeooo:rsid="00689e93"/>
    </style:style>
    <style:style style:name="T49" style:family="text">
      <style:text-properties officeooo:rsid="0069376d"/>
    </style:style>
    <style:style style:name="T50" style:family="text">
      <style:text-properties officeooo:rsid="006aa12f"/>
    </style:style>
    <style:style style:name="T51" style:family="text">
      <style:text-properties officeooo:rsid="006ac6d7"/>
    </style:style>
    <style:style style:name="T52" style:family="text">
      <style:text-properties officeooo:rsid="006ad384"/>
    </style:style>
    <style:style style:name="T53" style:family="text">
      <style:text-properties officeooo:rsid="006c0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3">1) Conjugate <text:bookmark-start text:name="__DdeLink__1360_644409755"/><text:bookmark-start text:name="__DdeLink__2816_644409755"/>√पू<text:bookmark-end text:name="__DdeLink__1360_644409755"/><text:bookmark-end text:name="__DdeLink__2816_644409755"/> (IX) in the present potential middle.</text:p>
      <text:p text:style-name="P10">2) Conjugate <text:bookmark-start text:name="__DdeLink__1365_644409755"/>√छिद्<text:bookmark-end text:name="__DdeLink__1365_644409755"/> (VII) in the imperfect indicative middle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<text:bookmark-start text:name="__DdeLink__1360_644409755 Copy 1"/>√पू<text:bookmark-end text:name="__DdeLink__1360_644409755 Copy 1"/> </text:p>
            </table:table-cell>
            <table:table-cell table:style-name="Table1.A1" office:value-type="string">
              <text:p text:style-name="P39">Sg</text:p>
            </table:table-cell>
            <table:table-cell table:style-name="Table1.A1" office:value-type="string">
              <text:p text:style-name="P39">Du</text:p>
            </table:table-cell>
            <table:table-cell table:style-name="Table1.A1" office:value-type="string">
              <text:p text:style-name="P39">Pl</text:p>
            </table:table-cell>
          </table:table-row>
        </table:table-header-rows>
        <table:table-row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2">पुनीय</text:p>
          </table:table-cell>
          <table:table-cell table:style-name="Table1.A1" office:value-type="string">
            <text:p text:style-name="P33">पुनीवहि</text:p>
          </table:table-cell>
          <table:table-cell table:style-name="Table1.A1" office:value-type="string">
            <text:p text:style-name="P32">पुनीमहि</text:p>
          </table:table-cell>
        </table:table-row>
        <table:table-row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3">पुनीथाः</text:p>
          </table:table-cell>
          <table:table-cell table:style-name="Table1.A1" office:value-type="string">
            <text:p text:style-name="P32">पुनीयाथाम्</text:p>
          </table:table-cell>
          <table:table-cell table:style-name="Table1.A1" office:value-type="string">
            <text:p text:style-name="P32">पुनीध्वम्</text:p>
          </table:table-cell>
        </table:table-row>
        <table:table-row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2">पुनीत</text:p>
          </table:table-cell>
          <table:table-cell table:style-name="Table1.A1" office:value-type="string">
            <text:p text:style-name="P32">पुनीयाताम्</text:p>
          </table:table-cell>
          <table:table-cell table:style-name="Table1.A1" office:value-type="string">
            <text:p text:style-name="P32">पुनीरन्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7">√छिद्</text:p>
            </table:table-cell>
            <table:table-cell table:style-name="Table5.A1" office:value-type="string">
              <text:p text:style-name="P39">Sg</text:p>
            </table:table-cell>
            <table:table-cell table:style-name="Table5.A1" office:value-type="string">
              <text:p text:style-name="P39">Du</text:p>
            </table:table-cell>
            <table:table-cell table:style-name="Table5.A1" office:value-type="string">
              <text:p text:style-name="P39">Pl</text:p>
            </table:table-cell>
          </table:table-row>
        </table:table-header-rows>
        <table:table-row>
          <table:table-cell table:style-name="Table5.A1" office:value-type="string">
            <text:p text:style-name="P31">1</text:p>
          </table:table-cell>
          <table:table-cell table:style-name="Table5.A1" office:value-type="string">
            <text:p text:style-name="P34">अ<text:span text:style-name="T32">च्छि</text:span>न्दि </text:p>
          </table:table-cell>
          <table:table-cell table:style-name="Table5.A1" office:value-type="string">
            <text:p text:style-name="P34">अ<text:span text:style-name="T32">च्छि</text:span>न्द्वहि</text:p>
          </table:table-cell>
          <table:table-cell table:style-name="Table5.A1" office:value-type="string">
            <text:p text:style-name="P34">अ<text:span text:style-name="T32">च्छि</text:span>न्द्महि</text:p>
          </table:table-cell>
        </table:table-row>
        <table:table-row>
          <table:table-cell table:style-name="Table5.A1" office:value-type="string">
            <text:p text:style-name="P36">2</text:p>
          </table:table-cell>
          <table:table-cell table:style-name="Table5.A1" office:value-type="string">
            <text:p text:style-name="P35">अ<text:span text:style-name="T32">च्छि</text:span>न्त्थाः <text:s/></text:p>
          </table:table-cell>
          <table:table-cell table:style-name="Table5.A1" office:value-type="string">
            <text:p text:style-name="P35">अ<text:span text:style-name="T32">च्छि</text:span>न्द<text:span text:style-name="T6">ा</text:span><text:span text:style-name="T5">था</text:span>म्</text:p>
          </table:table-cell>
          <table:table-cell table:style-name="Table5.A1" office:value-type="string">
            <text:p text:style-name="P35">अ<text:span text:style-name="T32">च्छि</text:span>न्द्ध्वम्</text:p>
          </table:table-cell>
        </table:table-row>
        <table:table-row>
          <table:table-cell table:style-name="Table5.A1" office:value-type="string">
            <text:p text:style-name="P31">3</text:p>
          </table:table-cell>
          <table:table-cell table:style-name="Table5.A1" office:value-type="string">
            <text:p text:style-name="P34">अ<text:span text:style-name="T32">च्छि</text:span>न्<text:span text:style-name="T5">त्त</text:span> </text:p>
          </table:table-cell>
          <table:table-cell table:style-name="Table5.A1" office:value-type="string">
            <text:p text:style-name="P34">अ<text:span text:style-name="T32">च्छि</text:span>न्द<text:span text:style-name="T6">ा</text:span><text:span text:style-name="T5">ता</text:span>म्</text:p>
          </table:table-cell>
          <table:table-cell table:style-name="Table5.A1" office:value-type="string">
            <text:p text:style-name="P34">अ<text:span text:style-name="T32">च्छि</text:span>न्द<text:span text:style-name="T5">त</text:span></text:p>
          </table:table-cell>
        </table:table-row>
      </table:table>
      <text:p text:style-name="P37">अ<text:span text:style-name="T2">छि - </text:span><text:span text:style-name="T20">неправильно</text:span></text:p>
      <text:p text:style-name="P38"><text:span text:style-name="T2">अ</text:span><text:span text:style-name="T32">च्छि</text:span><text:span text:style-name="T2"> - </text:span><text:span text:style-name="T20">правильно</text:span></text:p>
      <text:p text:style-name="P1"/>
      <text:p text:style-name="P1">3) Identify the forms below. Example: शृणुवीय – 1st Sg Pres Pot Mid of √श्रु (V) ‘to listen’</text:p>
      <text:p text:style-name="P5">१) तन्वीयाताम् → <text:bookmark-start text:name="__DdeLink__1384_644409755"/>√तन्<text:bookmark-end text:name="__DdeLink__1384_644409755"/><text:span text:style-name="T2">(VIII)</text:span> <text:span text:style-name="T2">3p, du, Opt, mid</text:span>→ <text:span text:style-name="T2">они вдвоём тянули бы</text:span></text:p>
      <text:p text:style-name="P4">२) अछिन्द्वहि→ √छिद्<text:span text:style-name="T2">(VII)</text:span> <text:span text:style-name="T2">1p, </text:span><text:span text:style-name="T19">du</text:span><text:span text:style-name="T2">, Imperf, mid</text:span>→ <text:span text:style-name="T2">мы </text:span><text:span text:style-name="T19">вдоём </text:span><text:span text:style-name="T2">резали</text:span></text:p>
      <text:p text:style-name="P5">३) छिन्दीय→ √छिद् <text:span text:style-name="T2">(VII)</text:span> <text:span text:style-name="T2">1p, sg, Opt, mid</text:span>→ <text:span text:style-name="T2">я резал бы</text:span></text:p>
      <text:p text:style-name="P4">४) वृण<text:span text:style-name="T2">ु</text:span>व<text:span text:style-name="T2">ी</text:span>थाः→<text:bookmark-start text:name="__DdeLink__1386_644409755"/>√वृ<text:bookmark-end text:name="__DdeLink__1386_644409755"/> <text:span text:style-name="T2">(V) 2p, sg, Opt, mid →ты бы покрыл </text:span></text:p>
      <text:p text:style-name="P4">५) युञ्जीवहि→ √युज्<text:span text:style-name="T2">(VII) 1p, du, Opt, mid</text:span>→ <text:span text:style-name="T2">мы двое соедетили бы</text:span></text:p>
      <text:p text:style-name="P4">६) अद्विषि→ √द्विष् <text:span text:style-name="T2">(II) 1p, sg, Imperf, mid</text:span>→<text:span text:style-name="T2">я ненавидел</text:span> </text:p>
      <text:p text:style-name="P4">७) जुह्वीय→√हु(II) 1p, sg, Opt, mid → <text:span text:style-name="T2">я возлиял бы</text:span></text:p>
      <text:p text:style-name="P4">८) अजुह्वि→ √हु(II) <text:span text:style-name="T2">1p, sg, Imperf, mid</text:span>→ <text:span text:style-name="T2">я возлиял</text:span></text:p>
      <text:p text:style-name="P8">९) अतनुध्वम्→ <text:bookmark-start text:name="__DdeLink__1384_644409755 Copy 1"/>√तन्<text:bookmark-end text:name="__DdeLink__1384_644409755 Copy 1"/><text:span text:style-name="T2">(VIII) </text:span><text:span text:style-name="T4">2p, pl, Imperf, mid</text:span>→ <text:span text:style-name="T4">вы тянули</text:span></text:p>
      <text:p text:style-name="P9">१०) अवृण<text:span text:style-name="T4">ु</text:span>महि→ <text:bookmark-start text:name="__DdeLink__1409_644409755"/><text:bookmark-start text:name="__DdeLink__1386_644409755 Copy 1"/>√वृ<text:bookmark-end text:name="__DdeLink__1409_644409755"/><text:bookmark-end text:name="__DdeLink__1386_644409755 Copy 1"/> <text:span text:style-name="T2">(V) </text:span><text:span text:style-name="T4">1p, pl, Imperf, mid</text:span>→ <text:span text:style-name="T4">мы покрыли</text:span></text:p>
      <text:p text:style-name="P9">११) वृणीत→ √वृ<text:span text:style-name="T4">(IX) 3p, sg, Opt, mid</text:span>→ <text:span text:style-name="T4">он выбрал бы</text:span></text:p>
      <text:p text:style-name="P9">१२) अवृणीत→ √वृ<text:span text:style-name="T4">(IX) 3p, sg, Imperf, mid</text:span>→ <text:span text:style-name="T4">он выбрал</text:span></text:p>
      <text:p text:style-name="P4">१३) भिन्दीरन्→ √भिद् <text:span text:style-name="T4">(VII) 3p, pl, Opt, mid</text:span>→ <text:span text:style-name="T4">он</text:span><text:span text:style-name="T20">и</text:span><text:span text:style-name="T4"> разделял</text:span><text:span text:style-name="T20">и</text:span><text:span text:style-name="T4"> бы</text:span></text:p>
      <text:p text:style-name="P1"/>
      <text:p text:style-name="P1">4) Give the form listed in brackets and translate.</text:p>
      <text:p text:style-name="P1"/>
      <text:p text:style-name="P15">a) 3rd Du Impf Mid of <text:bookmark-start text:name="__DdeLink__4085_644409755"/>√हु<text:bookmark-end text:name="__DdeLink__4085_644409755"/>→ <text:span text:style-name="T11">(III) </text:span>अजुहु<text:span text:style-name="T22">ताम्</text:span>→ <text:span text:style-name="T5">они двое возлияли </text:span><text:span text:style-name="T21">бы</text:span></text:p>
      <text:p text:style-name="P4">b) 2nd Sg Pot Mid of <text:bookmark-start text:name="__DdeLink__1418_644409755"/>√<text:bookmark-start text:name="__DdeLink__4081_644409755"/>भिद्<text:bookmark-end text:name="__DdeLink__1418_644409755"/><text:bookmark-end text:name="__DdeLink__4081_644409755"/>→ <text:span text:style-name="T10">(VII) </text:span><text:span text:style-name="T5">भि</text:span><text:span text:style-name="T11">न्दीथाः</text:span>→ <text:span text:style-name="T5">ты разделял бы</text:span></text:p>
      <text:p text:style-name="P15">c) 3rd Pl Impf Mid of <text:bookmark-start text:name="__DdeLink__1422_644409755"/><text:bookmark-start text:name="__DdeLink__4079_644409755"/>√श्रु<text:bookmark-end text:name="__DdeLink__1422_644409755"/><text:bookmark-end text:name="__DdeLink__4079_644409755"/>→ <text:span text:style-name="T10">(V) </text:span><text:span text:style-name="T24">अशृण</text:span><text:span text:style-name="T23">व</text:span><text:span text:style-name="T24">त </text:span><text:span text:style-name="T23">(окончание अत а не त)</text:span><text:span text:style-name="T5"> </text:span>→ <text:span text:style-name="T5">он</text:span><text:span text:style-name="T28">и</text:span><text:span text:style-name="T5"> слышал</text:span><text:span text:style-name="T28">и</text:span></text:p>
      <text:p text:style-name="P29">d) 2nd Pl Pot Mid of <text:bookmark-start text:name="__DdeLink__1427_644409755"/><text:bookmark-start text:name="__DdeLink__4087_644409755"/>√धृष्<text:bookmark-end text:name="__DdeLink__1427_644409755"/><text:bookmark-end text:name="__DdeLink__4087_644409755"/>→<text:span text:style-name="T11">(V) धृष</text:span><text:span text:style-name="T29">्</text:span><text:span text:style-name="T11">ण्वी</text:span><text:span text:style-name="T5">ध्वम्</text:span> <text:span text:style-name="T30">или</text:span> <text:span text:style-name="T11">धृष</text:span><text:span text:style-name="T29">्</text:span><text:span text:style-name="T11">ण</text:span><text:span text:style-name="T29">ुवि</text:span><text:span text:style-name="T5">ध्वम्</text:span>→ <text:span text:style-name="T5">вы осмелились бы</text:span></text:p>
      <text:p text:style-name="P16">e) 1st Sg Impf Mid of <text:bookmark-start text:name="__DdeLink__4090_644409755"/>√युज्<text:bookmark-end text:name="__DdeLink__4090_644409755"/>→ <text:span text:style-name="T11">(VII) </text:span>अयुञ्जि→ <text:span text:style-name="T5">я соединил</text:span></text:p>
      <text:p text:style-name="P16">f) 2nd Du Impf Mid of <text:bookmark-start text:name="__DdeLink__1451_644409755"/><text:bookmark-start text:name="__DdeLink__1436_644409755"/><text:bookmark-start text:name="__DdeLink__4097_644409755"/>√पू<text:bookmark-end text:name="__DdeLink__1451_644409755"/><text:bookmark-end text:name="__DdeLink__1436_644409755"/><text:bookmark-end text:name="__DdeLink__4097_644409755"/>→ <text:span text:style-name="T11">(IX) </text:span>अपुनाथाम्→ <text:span text:style-name="T6">они двое очистили</text:span></text:p>
      <text:p text:style-name="P16">g) 1st Du Pot Mid of √हु→ <text:s/><text:span text:style-name="T11">(III) </text:span>जुह्वीवहि→ <text:span text:style-name="T11">мы двое возлияли бы</text:span></text:p>
      <text:p text:style-name="P10">h) 2nd Du Pot Act of <text:bookmark-start text:name="__DdeLink__4099_644409755"/><text:bookmark-start text:name="__DdeLink__1461_644409755"/>√धृष्<text:bookmark-end text:name="__DdeLink__4099_644409755"/><text:bookmark-end text:name="__DdeLink__1461_644409755"/>→<text:span text:style-name="T11">(V)</text:span> <text:span text:style-name="T24">धृष्</text:span><text:span text:style-name="T25">ण</text:span><text:span text:style-name="T26">ु</text:span><text:span text:style-name="T27">वि</text:span><text:span text:style-name="T26">यातम्</text:span>→ <text:span text:style-name="T11">вы двое осмел</text:span><text:span text:style-name="T30">и</text:span><text:span text:style-name="T11">лись бы</text:span></text:p>
      <text:p text:style-name="P14">i) 2nd Sg Impf Mid of √तन्→ अतनुथाः→ <text:span text:style-name="T9">ты тянул</text:span></text:p>
      <text:p text:style-name="P18">j) 3rd Pl Pot Mid of<text:bookmark-start text:name="__DdeLink__4113_644409755"/> <text:bookmark-start text:name="__DdeLink__4102_644409755"/>√भुज्<text:bookmark-end text:name="__DdeLink__4113_644409755"/><text:bookmark-end text:name="__DdeLink__4102_644409755"/>→<text:span text:style-name="T11">(VII)</text:span> <text:span text:style-name="T11">भु</text:span>ञ्जीरन् → <text:span text:style-name="T12">он</text:span><text:span text:style-name="T32">и</text:span><text:span text:style-name="T12"> наслаж</text:span><text:span text:style-name="T31">д</text:span><text:span text:style-name="T12">ал</text:span><text:span text:style-name="T32">ись</text:span><text:span text:style-name="T12"> бы</text:span></text:p>
      <text:p text:style-name="P17">k) 1st Du Impf Mid of <text:bookmark-start text:name="__DdeLink__4104_644409755"/>√छिद्<text:bookmark-end text:name="__DdeLink__4104_644409755"/>→<text:span text:style-name="T11">(VII)</text:span> अ<text:span text:style-name="T32">च्छि</text:span><text:span text:style-name="T11">न्द्व</text:span>हि→ <text:span text:style-name="T12">мы вдое резали бы</text:span></text:p>
      <text:p text:style-name="P16">l) 1st Pl Pot Mid of √वृ (V)→<text:span text:style-name="T11">वृ</text:span>ण्वीमहि→ <text:span text:style-name="T11">мы покрывали </text:span><text:span text:style-name="T12">бы</text:span></text:p>
      <text:p text:style-name="P16"><text:soft-page-break/>m) 3rd Sg Pot Mid of √छिद्→<text:span text:style-name="T11">(VII)</text:span> <text:s/><text:span text:style-name="T11">छिन्दीत</text:span>→ <text:span text:style-name="T11">он резал бы</text:span></text:p>
      <text:p text:style-name="P30">n) 3rd Sg Impf Mid of √भिद्→<text:span text:style-name="T11">(VII)</text:span> → <text:span text:style-name="T11">अभिन्त्त</text:span></text:p>
      <text:p text:style-name="P16">o) 2nd Sg Pot Mid of √युज्→<text:span text:style-name="T11">(VII)</text:span> युञ्जीथाः→ <text:span text:style-name="T9">ты соединял</text:span></text:p>
      <text:p text:style-name="P1"/>
      <text:p text:style-name="P1">5) Review exercise: identify the following finite and non-finite verb forms and translate.</text:p>
      <text:p text:style-name="P1">Example: स्पृशते – 3rd Sg Pres Ind Mid of √स्पृश् ‘he touches’.</text:p>
      <text:p text:style-name="P1"/>
      <text:p text:style-name="P11">१) अक्षमे→ √क्षम् 1p, sg, Imperf→ я прощал, терпел</text:p>
      <text:p text:style-name="P4">२) पृणीतः→ √पृ <text:span text:style-name="T7">(IX) 3p, du, Pres</text:span>→<text:span text:style-name="T7">они двое наполняют</text:span> </text:p>
      <text:p text:style-name="P11">३) वव्रिरे→ √वृ (V, IX), 3p, pl, <text:span text:style-name="T7">Perf, mv</text:span>→ <text:span text:style-name="T7">они покрыли, они выбрали</text:span></text:p>
      <text:p text:style-name="P4">४) सस्नुः→ √स्न <text:span text:style-name="T7">(II, IV) 3p, pl, Perf</text:span>→ <text:span text:style-name="T7">они купались</text:span></text:p>
      <text:p text:style-name="P11">५) सरामहे→ √सृ <text:span text:style-name="T7">(I) 1p, pl, Pres, mv</text:span>→ <text:span text:style-name="T7">мы течём</text:span></text:p>
      <text:p text:style-name="P12">६) अक्षयत्→ √क्षि <text:span text:style-name="T7">(I) 3p, sg, Imperf</text:span>→ <text:span text:style-name="T7">он уничтожил</text:span></text:p>
      <text:p text:style-name="P11">७) कल्पस्व→ √कॢप् <text:span text:style-name="T7">(I)</text:span> <text:span text:style-name="T7">2p, sg, Imperative, mv</text:span>→ <text:span text:style-name="T7">ты будь готов, </text:span><text:span text:style-name="T33">соответствуй</text:span></text:p>
      <text:p text:style-name="P4">८) शस्तानि→ <text:span text:style-name="T34">1p, sg, Imperative</text:span> → <text:span text:style-name="T33">пусть я прикажу</text:span></text:p>
      <text:p text:style-name="P4">९) पूनीते→ √पू (IX) <text:span text:style-name="T7">3p, sg, Pres, mv</text:span>→<text:span text:style-name="T7">он очищает</text:span> </text:p>
      <text:p text:style-name="P11">१०) सरेत→√सृ <text:span text:style-name="T7">(I) 2p, pl, Opt, mv</text:span> <text:span text:style-name="T35">\ 3p, sg</text:span>→ <text:span text:style-name="T7">вы текли бы, </text:span><text:span text:style-name="T35">он тек бы</text:span></text:p>
      <text:p text:style-name="P28">११) हसन्→ √हस्(I) <text:span text:style-name="T18">прич.</text:span>→ <text:span text:style-name="T18">смеющийся</text:span></text:p>
      <text:p text:style-name="P4">१२) अहसन्→ √हस् (I) <text:span text:style-name="T7">3p, pl, Imperf</text:span>→ <text:span text:style-name="T7">они смеялись</text:span></text:p>
      <text:p text:style-name="P11">१३) गायेरन्→ √गा/गै;(IV) 3p, pl, Opt, mv→ <text:span text:style-name="T7">они пели бы</text:span></text:p>
      <text:p text:style-name="P11">१४) नि<text:bookmark-start text:name="__DdeLink__2846_644409755"/>न्दे<text:bookmark-end text:name="__DdeLink__2846_644409755"/>याताम्→ √निन्द् <text:span text:style-name="T7">(I) 3p, du, Opt, mv</text:span>→ <text:span text:style-name="T7">они двое осуждали бы</text:span></text:p>
      <text:p text:style-name="P13">१५) <text:span text:style-name="T36">चक्राम→ </text:span><text:bookmark-start text:name="__DdeLink__4046_644409755"/><text:span text:style-name="T36">√</text:span><text:span text:style-name="T37">कृ</text:span><text:bookmark-end text:name="__DdeLink__4046_644409755"/><text:span text:style-name="T37">(</text:span><text:span text:style-name="T38">VIII</text:span><text:span text:style-name="T37">) </text:span><text:span text:style-name="T39">3</text:span><text:span text:style-name="T37">p, pl, Perf</text:span><text:span text:style-name="T36">→ </text:span><text:span text:style-name="T37">мы делали – </text:span><text:span text:style-name="T39">корень крам - исправить</text:span></text:p>
      <text:p text:style-name="P13">१६) आसीत्→ √अस् <text:span text:style-name="T8">3p, sg, Imperf</text:span>→ <text:span text:style-name="T8">он был</text:span></text:p>
      <text:p text:style-name="P13">१७) अपचध्वम्→ <text:bookmark-start text:name="__DdeLink__4060_644409755"/>√पच्<text:bookmark-end text:name="__DdeLink__4060_644409755"/> <text:span text:style-name="T8">(</text:span><text:span text:style-name="T3">I</text:span><text:span text:style-name="T8">) 2p, pl, Imperf, mv</text:span>→ <text:span text:style-name="T8">вы готовили</text:span></text:p>
      <text:p text:style-name="P13">१८) <text:bookmark-start text:name="__DdeLink__4057_644409755"/>खादध्वे<text:bookmark-end text:name="__DdeLink__4057_644409755"/>→ √खाद् <text:span text:style-name="T8">(</text:span><text:span text:style-name="T3">I</text:span><text:span text:style-name="T8">)</text:span> <text:span text:style-name="T8">2p, pl, Pres, mv</text:span>→ <text:span text:style-name="T8">вы едите</text:span></text:p>
      <text:p text:style-name="P4">१९) आसीय→ <text:span text:style-name="T40">1</text:span><text:span text:style-name="T8">p, sg, Imperf</text:span>→ <text:span text:style-name="T40">я </text:span><text:span text:style-name="T8">был</text:span></text:p>
      <text:p text:style-name="P13">२०) तेपे→ √<text:span text:style-name="T8">तप् (I, IV) 1\3p, sg, Perf, mv</text:span>→ <text:span text:style-name="T8">я(он) страдал, </text:span><text:span text:style-name="T41">нагревался, жёг</text:span></text:p>
      <text:p text:style-name="P13"/>
      <text:p text:style-name="P1">6) Translate into English.</text:p>
      <text:p text:style-name="P1"/>
      <text:p text:style-name="P1">१) महा-कर्माण<text:span text:style-name="T13">म्(Acc)</text:span> क्षत्रिय<text:span text:style-name="T13">म्</text:span> सेनयो<text:span text:style-name="T13">ः मू</text:span>र्ध्नि स्थितम<text:span text:style-name="T13">् अ</text:span>जानीमहि ।</text:p>
      <text:p text:style-name="P19">Великих подвигов воина <text:span text:style-name="T42">двух </text:span>арми<text:span text:style-name="T42">й</text:span> во главе стоящего мы узнали.</text:p>
      <text:p text:style-name="P1">२) पितर<text:span text:style-name="T13">ौ</text:span> <text:span text:style-name="T43">अ</text:span>कीर्ति-कर<text:span text:style-name="T13">म्</text:span> पुत्रम<text:span text:style-name="T13">्</text:span> <text:span text:style-name="T13">अ</text:span>निन्देताम् ।</text:p>
      <text:p text:style-name="P19">Родители <text:s/><text:span text:style-name="T43">бесчестие </text:span>приносящего сына порицали.</text:p>
      <text:p text:style-name="P1">३) युद्धम<text:span text:style-name="T13">्</text:span> <text:span text:style-name="T13">अ</text:span>न्त-करम<text:span text:style-name="T13">्</text:span> <text:span text:style-name="T13">अ</text:span>स्ति । अल<text:span text:style-name="T13">म्</text:span> युद्धेन <text:span text:style-name="T13">इ</text:span>ति पित<text:span text:style-name="T44">ा</text:span> <text:span text:style-name="T13">उ</text:span>वाच ।</text:p>
      <text:p text:style-name="P19">Война конец приносящая. Хватит войны – так отец сказал.</text:p>
      <text:p text:style-name="P1">४) <text:bookmark-start text:name="__DdeLink__4314_644409755"/>प्रथम<text:span text:style-name="T14">म्</text:span><text:bookmark-end text:name="__DdeLink__4314_644409755"/> न सदा श्रेष्ठम<text:span text:style-name="T14">्</text:span> <text:span text:style-name="T14">इ</text:span>ति धीमान<text:span text:style-name="T14">्</text:span> <text:span text:style-name="T14">उ</text:span>क्त्वा <text:span text:style-name="T14">अ</text:span>न्य<text:span text:style-name="T45">म्</text:span> <text:span text:style-name="T14">य</text:span>त्नम<text:span text:style-name="T14">्</text:span> <text:span text:style-name="T45">अ</text:span>कुरुत ।</text:p>
      <text:p text:style-name="P20">Первое <text:s/>не всегда лучшее так мудрец сказав, другую <text:span text:style-name="T45">(усилие)</text:span>попытку сделал.</text:p>
      <text:p text:style-name="P3">५) अप<text:span text:style-name="T14">ि</text:span> <text:span text:style-name="T14">अ</text:span>न्नम<text:span text:style-name="T14">्</text:span> <text:span text:style-name="T14">अ</text:span>भुङ्ग्ध्वम<text:span text:style-name="T14">्</text:span> <text:span text:style-name="T14">इ</text:span>ति पिता पुत्रा<text:span text:style-name="T14">न्</text:span> <text:span text:style-name="T14">पृ</text:span>ष्ट<text:span text:style-name="T46">ाव</text:span>न् । अधुना कवेः कथाः श्रोतुम <text:span text:style-name="T14">इ</text:span>याम <text:span text:style-name="T14">इ</text:span>त<text:span text:style-name="T14">ि</text:span> <text:span text:style-name="T14">अ</text:span>वदत ।</text:p>
      <text:p text:style-name="P21">Еду вы поели – так отец сыновей <text:span text:style-name="T46">спросивший</text:span>. Теперь поэт<text:span text:style-name="T46">а</text:span> истории слушать <text:span text:style-name="T47">мы по</text:span><text:span text:style-name="T48">йдём</text:span> – так вы сказали.</text:p>
      <text:p text:style-name="P1">६) न कदा चिद् <text:span text:style-name="T14">यु</text:span>द्धाय कल्पिष्यथ इति क्षत्रियः कुमार<text:span text:style-name="T14">ौ</text:span> <text:span text:style-name="T14">अ</text:span>बल<text:span text:style-name="T14">ौ</text:span> <text:span text:style-name="T14">अ</text:span>ब्रवीत् ।</text:p>
      <text:p text:style-name="P20">Никогда к битве вы двое не будете готовы – так воин двум юношам слабым сказал.</text:p>
      <text:p text:style-name="P1">७) बाला<text:span text:style-name="T14">ः</text:span> नद्याम<text:span text:style-name="T14">्</text:span> <text:span text:style-name="T14">अ</text:span>स्नायन्त । अल<text:span text:style-name="T14">म्</text:span> स्नानेन इति माता भाषित्वा ता<text:span text:style-name="T14">न्</text:span> <text:span text:style-name="T14">गृ</text:span>हम<text:span text:style-name="T14">्</text:span> <text:span text:style-name="T14">अ</text:span>नयत् ।</text:p>
      <text:p text:style-name="P20">Мальчики в реке купались. Хватить купания – так мать сказав их домой увела.</text:p>
      <text:p text:style-name="P1">८) देवाः सर्वकराः सर्वविद<text:span text:style-name="T15">ः च</text:span> । देवा<text:span text:style-name="T15">न् पू</text:span>जया नमसा च जुह्वीमहि ।</text:p>
      <text:p text:style-name="P22">Боги вседелающие и всеведающие. Богам пуджей и поклонением да поклонимся.</text:p>
      <text:p text:style-name="P1"><text:soft-page-break/>९) राजा प्रजा-कामः कथम<text:span text:style-name="T15">्</text:span> <text:span text:style-name="T15">अ</text:span>प्रज<text:span text:style-name="T15">ः</text:span> जीवित<text:span text:style-name="T15">म्</text:span> भुञ्जीत <text:span text:style-name="T15">इ</text:span>त<text:span text:style-name="T15">ि</text:span> पप्रच्छ ।</text:p>
      <text:p text:style-name="P22">Царь, наследников желающий – как бездетный жизнью мог бы насла<text:span text:style-name="T49">ж</text:span>даться – так спросил.</text:p>
      <text:p text:style-name="P1">१०) महा-बुद्धे<text:span text:style-name="T15">ः</text:span> <text:span text:style-name="T15">गु</text:span>रो<text:span text:style-name="T15">ः</text:span> <text:span text:style-name="T15">व</text:span>चनानि शृणुयाव <text:span text:style-name="T15">इ</text:span>ति बाले <text:span text:style-name="T15">अ</text:span>चिन्तयताम् ।</text:p>
      <text:p text:style-name="P22">Многомудрого учителя слова нам бы услышать – так дв<text:span text:style-name="T50">е девочки</text:span> размышляли.</text:p>
      <text:p text:style-name="P1">११) <text:bookmark-start text:name="__DdeLink__4326_644409755"/>चिर<text:span text:style-name="T16">म्</text:span><text:bookmark-end text:name="__DdeLink__4326_644409755"/> सुप्त्वा बाल<text:span text:style-name="T16">ः</text:span> <text:span text:style-name="T16">अ</text:span>चिरा<text:span text:style-name="T16">त्</text:span> <text:span text:style-name="T16">उ</text:span>त्तिष्ठेयम<text:span text:style-name="T16">्</text:span> <text:span text:style-name="T16">इ</text:span>त<text:span text:style-name="T16">ि</text:span> <text:span text:style-name="T16">अ</text:span>वदत् । अन्न-काम<text:span text:style-name="T16">ः</text:span> उदतिष्ठत् ।</text:p>
      <text:p text:style-name="P23">Долго проспав ребёнок - скоро мне надо встать – так сказал. Голодный <text:span text:style-name="T50">в</text:span>стал.</text:p>
      <text:p text:style-name="P1"/>
      <text:p text:style-name="P6">Reading</text:p>
      <text:p text:style-name="P1"/>
      <text:p text:style-name="P1">धृतराष्ट्र<text:span text:style-name="T51">ः</text:span> उवाच</text:p>
      <text:p text:style-name="P1">Дхритараштра сказал</text:p>
      <text:p text:style-name="P1">धर्म-क्षेत्रे कुरु-क्षेत्रे समवेता<text:span text:style-name="T16">ः</text:span> युय<text:span text:style-name="T16">ु</text:span>त्सवः ।</text:p>
      <text:p text:style-name="P23">На поле дхармы, на поле Куру собравшиеся желающие сражаться</text:p>
      <text:p text:style-name="P26">मामकाः पाण्डवा<text:span text:style-name="T16">ः च</text:span> <text:span text:style-name="T16">ए</text:span>व किम<text:span text:style-name="T16">्</text:span> <text:span text:style-name="T16">अ</text:span>कुर्वत संजय ॥ १ – १ ॥</text:p>
      <text:p text:style-name="P23">Мои и Пандавы тоже – что они сделали, Санджая?</text:p>
      <text:p text:style-name="P1">संजय<text:span text:style-name="T51">ः</text:span> उवाच</text:p>
      <text:p text:style-name="P1">Санджая сказал</text:p>
      <text:p text:style-name="P1">दृष्ट्वा तु पाण्डव-<text:span text:style-name="T16">अ</text:span>नीक<text:span text:style-name="T16">म्</text:span> व्यूढ<text:span text:style-name="T16">म्</text:span> द<text:span text:style-name="T1">ुर्योध</text:span>न<text:span text:style-name="T16">ः</text:span> <text:span text:style-name="T16">त</text:span>दा ।</text:p>
      <text:p text:style-name="P24">Увидев же армию Пандавов <text:span text:style-name="T52">выстроившейся</text:span> Дурьодхана тогда</text:p>
      <text:p text:style-name="P1">आचार्य<text:span text:style-name="T16">म्</text:span> <text:span text:style-name="T16">उ</text:span>पसंगम्य राजा वचनम<text:span text:style-name="T16">्</text:span> <text:span text:style-name="T16">अ</text:span>ब्रवीत् ॥ १ – २ ॥</text:p>
      <text:p text:style-name="P25"><text:span text:style-name="T16">К учителю подойдя, царь, такую речь сказал</text:span></text:p>
      <text:p text:style-name="P1">पश्य <text:span text:style-name="T16">ए</text:span>ता<text:span text:style-name="T16">म्</text:span> पाण्डु-पुत्राणाम<text:span text:style-name="T16">्</text:span> <text:span text:style-name="T53">आ</text:span>चार्य महती<text:span text:style-name="T16">म्</text:span> <text:s/>चमूम् ।</text:p>
      <text:p text:style-name="P23">Посмотри на этих сыновей Панду, о учитель, великую армию</text:p>
      <text:p text:style-name="P1">व्यूढा<text:span text:style-name="T16">म्</text:span> द्<text:span text:style-name="T1">रुप</text:span>द-पुत्रेण तव शिष्येण धीमता ॥ १ – ३ ॥</text:p>
      <text:p text:style-name="P23">Построенную сыном Друпады твоим учеником мудрым</text:p>
      <text:p text:style-name="P1">अत्र शूरा<text:span text:style-name="T17">ः</text:span> महेष्वासा<text:span text:style-name="T17">ः</text:span> भीम-<text:span text:style-name="T17">अ</text:span>र्जुन-समा<text:span text:style-name="T17">ः</text:span> युधि ।</text:p>
      <text:p text:style-name="P27">Здесь герои великие лучники, Бхиме с Арджуной <text:span text:style-name="T53">равные</text:span> в битве </text:p>
      <text:p text:style-name="P1">युय<text:span text:style-name="T1">ु</text:span>ध<text:span text:style-name="T1">ा</text:span>न<text:span text:style-name="T17">ः</text:span> विराट<text:span text:style-name="T17">ः</text:span> <text:span text:style-name="T17">च</text:span> <text:span text:style-name="T1">द्रुप</text:span>द<text:span text:style-name="T17">ः च</text:span> महारथः ॥ १ – ४ ॥</text:p>
      <text:p text:style-name="P27">Ююдхана и Вирата и Друпада великие воины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9T19:30:05.664991961</dc:date>
    <meta:editing-duration>P3DT15H11M44S</meta:editing-duration>
    <meta:editing-cycles>106</meta:editing-cycles>
    <meta:generator>LibreOffice/7.4.7.2$Linux_X86_64 LibreOffice_project/40$Build-2</meta:generator>
    <meta:document-statistic meta:table-count="2" meta:image-count="0" meta:object-count="0" meta:page-count="3" meta:paragraph-count="133" meta:word-count="999" meta:character-count="4920" meta:non-whitespace-character-count="4022"/>
  </office:meta>
</office:document-meta>
</file>